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>
            <text:p>n</text:p>
          </table:table-cell>
          <table:table-cell office:value-type="string">
            <text:p>dist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>
            <text:p>Optimal</text:p>
          </table:table-cell>
          <table:table-cell table:style-name="Default" office:value-type="float" office:value="24.813">
            <text:p>24.81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3">10/23/2011</text:date>, <text:time>17:0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vikiran </meta:initial-creator>
    <meta:creation-date>2011-10-23T17:07:10</meta:creation-date>
    <dc:date>2011-10-23T17:07:52</dc:date>
    <dc:creator>ravikiran </dc:creator>
    <meta:editing-duration>PT42S</meta:editing-duration>
    <meta:editing-cycles>1</meta:editing-cycles>
    <meta:document-statistic meta:table-count="3" meta:cell-count="34" meta:object-count="0"/>
    <meta:generator>LibreOffice/3.4$Unix LibreOffice_project/340m1$Build-302</meta:generator>
  </office:meta>
</office:document-meta>
</file>